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font-variant="normal" fo:text-transform="none" fo:color="#121212" loext:opacity="100%" style:font-name="apple-system" fo:font-size="13.5pt" fo:letter-spacing="normal" fo:language="pt" fo:country="BR" fo:font-style="normal" fo:font-weight="normal"/>
    </style:style>
    <style:style style:name="T1" style:family="text">
      <style:text-properties fo:font-variant="normal" fo:text-transform="none" fo:color="#121212" loext:opacity="100%" style:font-name="apple-system" fo:font-size="13.5pt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121212" loext:opacity="100%" style:font-name="apple-system" fo:font-size="13.5pt" fo:letter-spacing="normal" fo:font-style="normal" fo:font-weight="normal"/>
    </style:style>
    <style:style style:name="T3" style:family="text">
      <style:text-properties fo:font-variant="normal" fo:text-transform="none" fo:color="#212121" loext:opacity="100%" style:font-name="apple-system" fo:font-size="13.5pt" fo:letter-spacing="normal" fo:language="pt" fo:country="BR" fo:font-style="normal" fo:font-weight="normal"/>
    </style:style>
    <style:style style:name="T4" style:family="text">
      <style:text-properties fo:font-variant="normal" fo:text-transform="none" fo:color="#212121" loext:opacity="100%" style:font-name="apple-system" fo:font-size="13.5pt" fo:letter-spacing="normal" fo:font-style="normal" fo:font-weight="normal"/>
    </style:style>
    <style:style style:name="T5" style:family="text">
      <style:text-properties fo:language="pt" fo:country="BR"/>
    </style:style>
    <style:style style:name="T6" style:family="text">
      <style:text-properties fo:color="#001a1e" loext:opacity="100%"/>
    </style:style>
    <style:style style:name="T7" style:family="text">
      <style:text-properties fo:color="#001a1e" loext:opacity="100%" fo:font-family="Calibri, sans-serif" fo:font-size="11.25pt"/>
    </style:style>
    <style:style style:name="T8" style:family="text">
      <style:text-properties fo:color="#333333" loext:opacity="100%" fo:font-family="Calibri, sans-serif" fo:font-size="11.25pt" fo:font-weight="normal" fo:background-color="#fbfbfb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s classes</text:span><text:span text:style-name="T2"> podem ser exemplificadas por meio de agrupamentos que fazemos por semelhanças.</text:span> </text:p>
      <text:p text:style-name="P1"/>
      <text:p text:style-name="P1"><text:span text:style-name="T1">Um objeto</text:span><text:span text:style-name="T2">, de forma bem sucinta, pode ser definido como qualquer coisa que você vê e que "cabe" em uma classe específica.</text:span> </text:p>
      <text:p text:style-name="P1"/>
      <text:p text:style-name="P1"><text:span text:style-name="T2">Todas as informações podem ser chamadas de propriedades da classe Carro. Então, chegamos ao seguinte cenário: as propriedades são os atributos comuns dessa classe que serão compartilhados para cada objeto criado a partir dela.</text:span> </text:p>
      <text:p text:style-name="P1"/>
      <text:p text:style-name="P1"><text:span text:style-name="T2">Métodos/funções são os comportamentos dos objetos de uma Classe.</text:span> </text:p>
      <text:p text:style-name="P1"/>
      <text:p text:style-name="Standard"><text:span text:style-name="T3">Através do encapsulamento podemos definir diferentes níveis de acesso para as classes</text:span><text:span text:style-name="T4">,</text:span><text:span text:style-name="T3"> propriedades e métodos.</text:span><text:span text:style-name="T5"> </text:span></text:p>
      <text:p text:style-name="P1"/>
      <text:p text:style-name="P2">A herança é um poderoso procedimento onde se herda as propriedades em comum de uma classe pai, também conhecida como superclasse, para serem utilizadas em classes filho.</text:p>
      <text:p text:style-name="P2"/>
      <text:p text:style-name="P2"><text:span text:style-name="T6"> </text:span><text:span text:style-name="T7">As mensagens enviadas a um objeto podem mudar o valor de um ou mais atributos, alterando o estado de um objeto.</text:span> </text:p>
      <text:p text:style-name="P2"/>
      <text:p text:style-name="P2"><text:span text:style-name="Strong_20_Emphasis"><text:span text:style-name="T8">Os objetos se comunicam por meio de mensagens e enviar uma mensagem significa “executar um método"</text:span>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eeeeee" style:writing-mode="lr-tb" draw:fill="solid" draw:fill-color="#eeeeee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eeeeee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5T15:31:54.089584400</meta:creation-date>
    <dc:date>2025-02-15T18:26:25.234539300</dc:date>
    <meta:editing-duration>PT35M50S</meta:editing-duration>
    <meta:editing-cycles>2</meta:editing-cycles>
    <meta:generator>LibreOffice/25.2.0.3$Windows_X86_64 LibreOffice_project/e1cf4a87eb02d755bce1a01209907ea5ddc8f069</meta:generator>
    <meta:document-statistic meta:table-count="0" meta:image-count="0" meta:object-count="0" meta:page-count="1" meta:paragraph-count="8" meta:word-count="157" meta:character-count="996" meta:non-whitespace-character-count="839"/>
  </office:meta>
</office:document-meta>
</file>